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margin-bottom="0in" fo:line-height="100%" fo:background-color="#FFFFFF"/>
      <style:text-properties style:font-name="Arial" style:font-name-asian="Times New Roman" fo:font-weight="bold" style:font-weight-asian="bold" style:font-weight-complex="bold" fo:color="#222222" fo:font-size="12pt" style:font-size-asian="12pt" style:font-size-complex="12pt"/>
    </style:style>
    <style:style style:name="P2"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3"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4"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5"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6"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7"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8" style:parent-style-name="Normal" style:family="paragraph">
      <style:paragraph-properties fo:margin-bottom="0in" fo:line-height="100%" fo:background-color="#FFFFFF"/>
      <style:text-properties style:font-name="Arial" style:font-name-asian="Times New Roman" fo:color="#222222" fo:font-size="12pt" style:font-size-asian="12pt" style:font-size-complex="12pt"/>
    </style:style>
    <style:style style:name="P9" style:parent-style-name="Normal" style:family="paragraph">
      <style:text-properties fo:font-weight="bold" style:font-weight-asian="bold" style:font-weight-complex="bold"/>
    </style:style>
    <style:style style:name="T10" style:parent-style-name="DefaultParagraphFont" style:family="text">
      <style:text-properties style:font-name-asian="Times New Roman" style:font-name-complex="Calibri" fo:color="#000000"/>
    </style:style>
    <style:style style:name="T11" style:parent-style-name="DefaultParagraphFont" style:family="text">
      <style:text-properties style:font-name-asian="Times New Roman" style:font-name-complex="Calibri" fo:color="#000000"/>
    </style:style>
    <style:style style:name="T12" style:parent-style-name="DefaultParagraphFont" style:family="text">
      <style:text-properties style:font-name-asian="Times New Roman" style:font-name-complex="Calibri" fo:color="#000000"/>
    </style:style>
    <style:style style:name="T13" style:parent-style-name="DefaultParagraphFont" style:family="text">
      <style:text-properties style:font-name-asian="Times New Roman" style:font-name-complex="Calibri" fo:color="#2F5496"/>
    </style:style>
    <style:style style:name="T14" style:parent-style-name="DefaultParagraphFont" style:family="text">
      <style:text-properties style:font-name-asian="Times New Roman" style:font-name-complex="Calibri" fo:color="#2F5496"/>
    </style:style>
    <style:style style:name="T15" style:parent-style-name="DefaultParagraphFont" style:family="text">
      <style:text-properties style:font-name-asian="Times New Roman" style:font-name-complex="Calibri" fo:font-weight="bold" style:font-weight-asian="bold" style:font-weight-complex="bold" fo:color="#2F5496" style:text-underline-type="single" style:text-underline-style="solid" style:text-underline-width="auto" style:text-underline-mode="continuous"/>
    </style:style>
    <style:style style:name="T16" style:parent-style-name="DefaultParagraphFont" style:family="text">
      <style:text-properties style:font-name-asian="Times New Roman" style:font-name-complex="Calibri" fo:color="#2F5496"/>
    </style:style>
    <style:style style:name="T17" style:parent-style-name="DefaultParagraphFont" style:family="text">
      <style:text-properties style:font-name-asian="Times New Roman" style:font-name-complex="Calibri" fo:font-weight="bold" style:font-weight-asian="bold" style:font-weight-complex="bold" fo:color="#2F5496" style:text-underline-type="single" style:text-underline-style="solid" style:text-underline-width="auto" style:text-underline-mode="continuous"/>
    </style:style>
    <style:style style:name="T18" style:parent-style-name="DefaultParagraphFont" style:family="text">
      <style:text-properties style:font-name-asian="Times New Roman" style:font-name-complex="Calibri" fo:color="#2F5496"/>
    </style:style>
    <style:style style:name="T19" style:parent-style-name="DefaultParagraphFont" style:family="text">
      <style:text-properties style:font-name-asian="Times New Roman" style:font-name-complex="Calibri" fo:color="#2F5496"/>
    </style:style>
    <style:style style:name="T20" style:parent-style-name="Hyperlink" style:family="text">
      <style:text-properties style:font-name-asian="Times New Roman" style:font-name-complex="Calibri"/>
    </style:style>
    <style:style style:name="T21" style:parent-style-name="DefaultParagraphFont" style:family="text">
      <style:text-properties style:font-name-asian="Times New Roman" style:font-name-complex="Calibri" fo:color="#2F5496"/>
    </style:style>
    <style:style style:name="T22" style:parent-style-name="DefaultParagraphFont" style:family="text">
      <style:text-properties style:font-name-asian="Times New Roman" style:font-name-complex="Calibri" fo:color="#000000"/>
    </style:style>
    <style:style style:name="T23" style:parent-style-name="DefaultParagraphFont" style:family="text">
      <style:text-properties style:font-name-asian="Times New Roman" style:font-name-complex="Calibri" fo:color="#000000"/>
    </style:style>
    <style:style style:name="T24" style:parent-style-name="DefaultParagraphFont" style:family="text">
      <style:text-properties style:font-name-asian="Times New Roman" style:font-name-complex="Calibri" fo:color="#000000"/>
    </style:style>
    <style:style style:name="T25" style:parent-style-name="DefaultParagraphFont" style:family="text">
      <style:text-properties style:font-name-asian="Times New Roman" style:font-name-complex="Calibri" fo:color="#2F5496"/>
    </style:style>
    <style:style style:name="T26" style:parent-style-name="DefaultParagraphFont" style:family="text">
      <style:text-properties style:font-name-asian="Times New Roman" style:font-name-complex="Calibri" fo:color="#2F5496"/>
    </style:style>
    <style:style style:name="T27" style:parent-style-name="DefaultParagraphFont" style:family="text">
      <style:text-properties style:font-name-asian="Times New Roman" style:font-name-complex="Calibri" fo:font-weight="bold" style:font-weight-asian="bold" style:font-weight-complex="bold" fo:color="#2F5496" style:text-underline-type="single" style:text-underline-style="solid" style:text-underline-width="auto" style:text-underline-mode="continuous"/>
    </style:style>
    <style:style style:name="T28" style:parent-style-name="DefaultParagraphFont" style:family="text">
      <style:text-properties style:font-name-asian="Times New Roman" style:font-name-complex="Calibri" fo:color="#2F5496"/>
    </style:style>
    <style:style style:name="T29" style:parent-style-name="DefaultParagraphFont" style:family="text">
      <style:text-properties style:font-name-asian="Times New Roman" style:font-name-complex="Calibri" fo:color="#2F5496"/>
    </style:style>
    <style:style style:name="T30" style:parent-style-name="Hyperlink" style:family="text">
      <style:text-properties style:font-name-asian="Times New Roman" style:font-name-complex="Calibri"/>
    </style:style>
    <style:style style:name="T31" style:parent-style-name="DefaultParagraphFont" style:family="text">
      <style:text-properties style:font-name-asian="Times New Roman" style:font-name-complex="Calibri" fo:color="#2F5496"/>
    </style:style>
    <style:style style:name="T32" style:parent-style-name="DefaultParagraphFont" style:family="text">
      <style:text-properties style:font-name-asian="Times New Roman" style:font-name-complex="Calibri" fo:color="#2F5496"/>
    </style:style>
    <style:style style:name="T33" style:parent-style-name="DefaultParagraphFont" style:family="text">
      <style:text-properties style:font-name-asian="Times New Roman" style:font-name-complex="Calibri" fo:color="#000000"/>
    </style:style>
    <style:style style:name="T34" style:parent-style-name="DefaultParagraphFont" style:family="text">
      <style:text-properties style:font-name-asian="Times New Roman" style:font-name-complex="Calibri" fo:color="#000000"/>
    </style:style>
    <style:style style:name="T35" style:parent-style-name="DefaultParagraphFont" style:family="text">
      <style:text-properties style:font-name-asian="Times New Roman" style:font-name-complex="Calibri" fo:color="#000000"/>
    </style:style>
    <style:style style:name="T36" style:parent-style-name="DefaultParagraphFont" style:family="text">
      <style:text-properties style:font-name-asian="Times New Roman" style:font-name-complex="Calibri" fo:color="#000000"/>
    </style:style>
    <style:style style:name="T37" style:parent-style-name="DefaultParagraphFont" style:family="text">
      <style:text-properties style:font-name-asian="Times New Roman" style:font-name-complex="Calibri" fo:color="#000000"/>
    </style:style>
    <style:style style:name="T38" style:parent-style-name="DefaultParagraphFont" style:family="text">
      <style:text-properties style:font-name-asian="Times New Roman" style:font-name-complex="Calibri" fo:color="#000000"/>
    </style:style>
    <style:style style:name="P39" style:parent-style-name="Normal" style:family="paragraph">
      <style:text-properties style:font-name-asian="Times New Roman" style:font-name-complex="Calibri" fo:color="#000000"/>
    </style:style>
    <style:style style:name="P40" style:parent-style-name="Normal" style:family="paragraph">
      <style:text-properties style:font-name-asian="Times New Roman" style:font-name-complex="Calibri" fo:color="#2F5496"/>
    </style:style>
    <style:style style:name="P41" style:parent-style-name="Normal" style:family="paragraph">
      <style:paragraph-properties fo:margin-bottom="0in" fo:line-height="200%"/>
      <style:text-properties style:font-name-asian="Times New Roman" style:font-name-complex="Calibri" fo:color="#000000"/>
    </style:style>
    <style:style style:name="P42" style:parent-style-name="Normal" style:family="paragraph">
      <style:text-properties style:font-name-asian="Times New Roman" style:font-name-complex="Calibri" fo:color="#2F5496"/>
    </style:style>
    <style:style style:name="P43" style:parent-style-name="Normal" style:family="paragraph">
      <style:text-properties style:font-name-asian="Times New Roman" style:font-name-complex="Calibri" fo:color="#000000"/>
    </style:style>
    <style:style style:name="P44" style:parent-style-name="Normal" style:family="paragraph">
      <style:paragraph-properties fo:margin-bottom="0in" fo:line-height="100%"/>
      <style:text-properties style:font-name-asian="Times New Roman" style:font-name-complex="Calibri" fo:color="#000000"/>
    </style:style>
    <style:style style:name="P45" style:parent-style-name="Normal" style:family="paragraph">
      <style:text-properties fo:font-weight="bold" style:font-weight-asian="bold" style:font-weight-complex="bold"/>
    </style:style>
  </office:automatic-styles>
  <office:body>
    <office:text text:use-soft-page-breaks="true">
      <text:p text:style-name="P1">FWO<text:s/>20221114</text:p>
      <text:p text:style-name="P2"/>
      <text:p text:style-name="P3">Dear Marguerite Oriordan,</text:p>
      <text:p text:style-name="P4">Please find attached the excel document in which I provided my comments and references to the new FWO policy in column TP.</text:p>
      <text:p text:style-name="P5">I hope this, together with the more extended information allows you to adjust your assessment.</text:p>
      <text:p text:style-name="P6">I hope this helps. Please do not hesitate to contact me if you need any further information.</text:p>
      <text:p text:style-name="P7">Kind regards,</text:p>
      <text:p text:style-name="P8">Tom</text:p>
      <text:p text:style-name="Normal"/>
      <text:p text:style-name="P9">ACTIONS TAKEN</text:p>
      <text:p text:style-name="Normal"><text:span text:style-name="T10">“Prospective trial registration”- upgraded description. This had already been awarded full points, however we had noted that "Awarded full points but it would be better if the funder stated clearly that this refers to making summary results public *on a trial registry.” This suggested alteration is no longer needed due to<text:s/></text:span><text:span text:style-name="T11">FWO’s</text:span><text:span text:style-name="T12"><text:s/>explanation: “</text:span><text:span text:style-name="T13">https://www.fwo.be/en/general-regulations/</text:span><text:span text:style-name="T14"><text:line-break/>Art 4§2: If a funded project proposal includes a clinical trial, this trial<text:s/></text:span><text:span text:style-name="T15">must be registered</text:span><text:span text:style-name="T16"><text:s/>before or at the onset of patient enrolment in<text:s/></text:span><text:span text:style-name="T17">a recognised public clinical trial registry</text:span><text:span text:style-name="T18"><text:s/>. Once the first patient has been enrolled, the beneficiary must inform the FWO of the details of this registration. The data in the registry must be kept up-to-date for the duration of the study and supplemented with the methodology and summarised study results within one year after finalisation of the clinical trial (six months for paediatric studies), regardless of the outcome of the study (EU Clinical Trials Regulation No 536/2014). As part of the funded project activities, it is mandatory to publish the trial design, (statistical) methodology and results in a specialised Open Access journal, with reference to the identification number in the clinical studies registry. The monitoring of compliance with the aforementioned requirements forms an intrinsic part of the evaluation of the final project report.</text:span><text:span text:style-name="T19"><text:line-break/>+ full policy:<text:s/></text:span><text:a xlink:href="https://www.fwo.be/en/the-fwo/research-policy/research-ethics/" office:target-frame-name="_top" xlink:show="replace"><text:span text:style-name="T20">https://www.fwo.be/en/the-fwo/research-policy/research-ethics/</text:span></text:a><text:span text:style-name="T21">”</text:span></text:p>
      <text:p text:style-name="Normal"><text:span text:style-name="T22">“Registry records kept up to date”-upgraded.<text:s/></text:span><text:span text:style-name="T23">FWO</text:span><text:span text:style-name="T24"><text:s/>notes “</text:span><text:span text:style-name="T25">https://www.fwo.be/en/general-regulations/</text:span><text:span text:style-name="T26"><text:line-break/>Art 4§2: If a funded project proposal includes a clinical trial, this trial must be registered before or at the onset of patient enrolment in a recognised public clinical trial registry . Once the first patient has been enrolled, the beneficiary must inform the FWO of the details of this registration.<text:s/></text:span><text:span text:style-name="T27">The data in the registry must be kept up-to-date for the duration of the study<text:s/></text:span><text:span text:style-name="T28">and supplemented with the methodology and summarised study results within one year after finalisation of the clinical trial (six months for paediatric studies), regardless of the outcome of the study (EU Clinical Trials Regulation No 536/2014). As part of the funded project activities, it is mandatory to publish the trial design, (statistical) methodology and results in a specialised Open Access journal, with reference to the identification number in the clinical studies registry. The monitoring of compliance with the aforementioned requirements forms an intrinsic part of the evaluation of the final project report.</text:span><text:span text:style-name="T29"><text:line-break/>+ description of full policy:<text:s/></text:span><text:a xlink:href="https://www.fwo.be/en/the-fwo/research-policy/research-ethics/" office:target-frame-name="_top" xlink:show="replace"><text:span text:style-name="T30">https://www.fwo.be/en/the-fwo/research-policy/research-ethics/</text:span></text:a><text:span text:style-name="T31">”</text:span></text:p>
      <text:p text:style-name="Normal"><text:span text:style-name="T32">“</text:span><text:span text:style-name="T33">Monitors results reporting”- upgraded.<text:s/></text:span><text:span text:style-name="T34">FWO</text:span><text:span text:style-name="T35"><text:s/>explains “The assessment of the obligation on protocol- and results-publication post-project, is currently carried out manually by the relevant FWO policy advisors during the assessment of the compulsory final reports. This method will be further streamlined and automatized for all projects were the inquiry at submission reveals that it concerns a clinical trial. To this end, in our new online reporting template (gradual introduction from 2023<text:s/></text:span><text:soft-page-break/><text:span text:style-name="T36">onwards), the FWO beneficiaries will be explicitly questioned about the (status of) compliance with the regulations on trial registration (with provision of URL) and potential updates, on the publication of clinical protocol and the study results in this registry within the legal deadline. If a study has not been finalized at the moment reporting is due, reasons for delay have to be given in the report and the commitment reconfirmed to make the summarized study results public through the same registry within 12 months (six months for paediatric studies) after the end of the data collection. Compliance with this regulation is an integral part of the evaluation of the project reports and non-compliant dossiers are to be administratively rejected until all these obligations have been met. The consequences of such a “failure mark” on/rejection of a report are described in our general regulation <text:s/>(Research Foundation - Flanders - General Regulations (fwo.be) in Art. 9 and goes from a written warning to the beneficiary and the head of his/her host institution, retraction of funding, a negative element in the evaluation of a new application by one or more of the beneficiaries involved and/or a negative admissibility criterion for every new application from the beneficiary concerned. This holds until compliance has been formally recognised by the Expert Panel concerned. Our board of directors decides on the appropriated sanction measure.</text:span><text:span text:style-name="T37"><text:line-break/>+ Monitoring and reporting TBM program (update in process): If the project is approved, the beneficiary will have to report at regular intervals on the proper<text:s/></text:span><text:span text:style-name="T38"><text:line-break/>implementation and progress of the project. This aspect is covered in a separate explanatory document that is available on the website (http://www.fwo.be/en/fellowships-funding/research-projects/tbmprojects/).”</text:span></text:p>
      <text:p text:style-name="P39"/>
      <text:p text:style-name="P40"/>
      <text:p text:style-name="P41"/>
      <text:p text:style-name="P42"/>
      <text:p text:style-name="P43"/>
      <text:p text:style-name="P44"/>
      <text:p text:style-name="P4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zh" style:country-asian="CN"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il" style:display-name="il" style:family="text" style:parent-style-name="DefaultParagraphFont"/>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arguerite O'Riordan (Student)</meta:initial-creator>
    <dc:creator>Marguerite O'Riordan (Student)</dc:creator>
    <meta:creation-date>2023-01-21T21:34:00Z</meta:creation-date>
    <dc:date>2023-01-21T21:34:00Z</dc:date>
    <meta:template xlink:href="Normal" xlink:type="simple"/>
    <meta:editing-cycles>2</meta:editing-cycles>
    <meta:editing-duration>PT0S</meta:editing-duration>
    <meta:document-statistic meta:page-count="2" meta:paragraph-count="11" meta:word-count="826" meta:character-count="5528" meta:row-count="39" meta:non-whitespace-character-count="4713"/>
  </office:meta>
</office:document-meta>
</file>